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 svg:font-family="Tahoma" style:font-family-generic="swiss" style:font-charset="x-symbol"/>
    <style:font-face style:name="Courier New1" svg:font-family="'Courier New'"/>
    <style:font-face style:name="OpenSymbol" svg:font-family="OpenSymbol"/>
    <style:font-face style:name="Tahoma3"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Text_20_Body_20_Single">
      <style:paragraph-properties fo:margin-top="0cm" fo:margin-bottom="0.494cm"/>
    </style:style>
    <style:style style:name="P2"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3" style:family="paragraph" style:parent-style-name="Text_20_Body_20_Single">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 style:family="paragraph" style:parent-style-name="Text_20_Body_20_Single">
      <style:paragraph-properties fo:orphans="2" fo:widows="2"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 style:family="paragraph" style:parent-style-name="Text_20_Body_20_Single">
      <style:paragraph-properties fo:margin-left="2.54cm" fo:margin-right="0cm" fo:orphans="2" fo:widows="2" fo:text-indent="0cm" style:auto-text-indent="false" style:writing-mode="lr-tb"/>
    </style:style>
    <style:style style:name="P6" style:family="paragraph" style:parent-style-name="Text_20_Body_20_Single">
      <style:paragraph-properties fo:margin-left="2.54cm" fo:margin-right="0cm" fo:orphans="2" fo:widows="2" fo:text-indent="0cm" style:auto-text-indent="false"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7" style:family="paragraph" style:parent-style-name="Text_20_Body_20_Single">
      <style:paragraph-properties fo:margin-left="2.54cm" fo:margin-right="0cm" fo:text-indent="0cm" style:auto-text-indent="false"/>
    </style:style>
    <style:style style:name="P8" style:family="paragraph" style:parent-style-name="Text_20_Body_20_Single">
      <style:paragraph-properties fo:margin-left="2.54cm" fo:margin-right="0cm" fo:text-indent="0cm" style:auto-text-indent="false"/>
      <style:text-properties fo:color="#000000" fo:font-style="italic"/>
    </style:style>
    <style:style style:name="P9" style:family="paragraph" style:parent-style-name="Text_20_Body_20_Single">
      <style:paragraph-properties fo:margin-left="2.54cm" fo:margin-right="0cm" fo:text-indent="0cm" style:auto-text-indent="false"/>
      <style:text-properties fo:font-style="italic"/>
    </style:style>
    <style:style style:name="P10" style:family="paragraph" style:parent-style-name="Text_20_Body_20_Single">
      <style:paragraph-properties fo:margin-left="2.54cm" fo:margin-right="0cm" fo:text-indent="0cm" style:auto-text-indent="false"/>
      <style:text-properties fo:language="da" fo:country="DK"/>
    </style:style>
    <style:style style:name="P11" style:family="paragraph" style:parent-style-name="Preformatted_5f_20_5f_Text">
      <style:paragraph-properties fo:margin-left="2.54cm" fo:margin-right="0cm" fo:text-indent="0cm" style:auto-text-indent="false"/>
    </style:style>
    <style:style style:name="P12" style:family="paragraph" style:parent-style-name="Preformatted_5f_20_5f_Text">
      <style:paragraph-properties fo:margin-left="2.54cm" fo:margin-right="0cm" fo:margin-top="0cm" fo:margin-bottom="0.499cm" fo:text-indent="0cm" style:auto-text-indent="false"/>
    </style:style>
    <style:style style:name="P13" style:family="paragraph" style:parent-style-name="Text_20_Body_20_Single">
      <style:paragraph-properties fo:margin-left="1.27cm" fo:margin-right="0cm" fo:text-indent="0cm" style:auto-text-indent="false"/>
    </style:style>
    <style:style style:name="P14" style:family="paragraph" style:parent-style-name="Text_20_Body_20_Single">
      <style:paragraph-properties fo:margin-left="1.27cm" fo:margin-right="0cm" fo:text-indent="0cm" style:auto-text-indent="false"/>
      <style:text-properties fo:color="#000000"/>
    </style:style>
    <style:style style:name="P15"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16"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7" style:family="paragraph" style:parent-style-name="Text_20_Body_20_Single">
      <style:paragraph-properties fo:margin-left="1.27cm" fo:margin-right="0cm" fo:orphans="2" fo:widows="2" fo:text-indent="0cm" style:auto-text-indent="false" style:writing-mode="lr-tb"/>
    </style:style>
    <style:style style:name="P18" style:family="paragraph" style:parent-style-name="Default_20_Text">
      <style:paragraph-properties fo:margin-left="1.27cm" fo:margin-right="0cm" fo:orphans="2" fo:widows="2" fo:text-indent="0cm" style:auto-text-indent="false" style:writing-mode="lr-tb"/>
      <style:text-properties fo:color="#0000ff"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19" style:family="paragraph" style:parent-style-name="Default_20_Text">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20" style:family="paragraph" style:parent-style-name="Default_20_Text">
      <style:paragraph-properties fo:margin-left="1.27cm" fo:margin-right="0cm" fo:text-indent="0cm" style:auto-text-indent="false"/>
      <style:text-properties fo:color="#000000"/>
    </style:style>
    <style:style style:name="P21" style:family="paragraph" style:parent-style-name="Text_20_Body_20_Single">
      <style:paragraph-properties fo:margin-left="0.635cm" fo:margin-right="0cm" fo:text-indent="0cm" style:auto-text-indent="false"/>
    </style:style>
    <style:style style:name="P22" style:family="paragraph" style:parent-style-name="Text_20_Body_20_Single">
      <style:paragraph-properties fo:margin-left="0cm" fo:margin-right="0cm" fo:text-indent="0cm" style:auto-text-indent="false"/>
    </style:style>
    <style:style style:name="P23" style:family="paragraph" style:parent-style-name="Text_20_Body_20_Single">
      <style:text-properties fo:font-weight="bold" style:font-weight-asian="bold" style:font-weight-complex="bold"/>
    </style:style>
    <style:style style:name="P24" style:family="paragraph" style:parent-style-name="Text_20_Body_20_Single">
      <style:text-properties fo:color="#000000"/>
    </style:style>
    <style:style style:name="P25" style:family="paragraph" style:parent-style-name="Default_20_Text">
      <style:text-properties fo:language="zxx" fo:country="none" style:language-asian="zxx" style:country-asian="none"/>
    </style:style>
    <style:style style:name="P26" style:family="paragraph" style:parent-style-name="Hanging_20_indent">
      <style:text-properties fo:language="en" fo:country="US"/>
    </style:style>
    <style:style style:name="P27" style:family="paragraph" style:parent-style-name="Text_20_Body_20_Single">
      <style:paragraph-properties fo:margin-left="5.08cm" fo:margin-right="0cm" fo:text-indent="-2.54cm" style:auto-text-indent="false"/>
    </style:style>
    <style:style style:name="P28" style:family="paragraph" style:parent-style-name="Text_20_Body_20_Single">
      <style:paragraph-properties fo:margin-left="1.905cm" fo:margin-right="0cm" fo:text-indent="-0.635cm" style:auto-text-indent="false"/>
    </style:style>
    <style:style style:name="P29" style:family="paragraph" style:parent-style-name="Text_20_Body_20_Single">
      <style:paragraph-properties fo:margin-left="1.905cm" fo:margin-right="0cm" fo:text-indent="-0.635cm" style:auto-text-indent="false"/>
      <style:text-properties fo:color="#000000"/>
    </style:style>
    <style:style style:name="P30" style:family="paragraph" style:parent-style-name="Text_20_Body_20_Single">
      <style:paragraph-properties fo:margin-left="1.905cm" fo:margin-right="0cm" fo:orphans="2" fo:widows="2" fo:text-indent="-0.635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31" style:family="paragraph" style:parent-style-name="Text_20_Body_20_Single">
      <style:paragraph-properties fo:margin-left="2.54cm" fo:margin-right="0cm" fo:text-indent="0.423cm" style:auto-text-indent="false"/>
    </style:style>
    <style:style style:name="P32" style:family="paragraph" style:parent-style-name="Text_20_Body_20_Single">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33" style:family="paragraph" style:parent-style-name="Text_20_Body_20_Single">
      <style:paragraph-properties fo:margin-left="0cm" fo:margin-right="0cm" fo:orphans="2" fo:widows="2" fo:text-indent="-0.635cm" style:auto-text-indent="false" style:writing-mode="lr-tb"/>
    </style:style>
    <style:style style:name="P34" style:family="paragraph" style:parent-style-name="Text_20_Body_20_Single" style:list-style-name="L3"/>
    <style:style style:name="P35" style:family="paragraph" style:parent-style-name="Text_20_Body_20_Single">
      <style:text-properties fo:color="#000000"/>
    </style:style>
    <style:style style:name="P36" style:family="paragraph" style:parent-style-name="Text_20_Body_20_Single" style:list-style-name="L5">
      <style:text-properties fo:color="#000000"/>
    </style:style>
    <style:style style:name="P37" style:family="paragraph" style:parent-style-name="Text_20_Body_20_Single" style:list-style-name="L10">
      <style:text-properties fo:color="#000000" fo:font-weight="bold" style:font-weight-asian="bold" style:font-weight-complex="bold"/>
    </style:style>
    <style:style style:name="P38" style:family="paragraph" style:parent-style-name="Text_20_Body_20_Single">
      <style:text-properties fo:color="#0000ff" fo:font-weight="normal" style:font-weight-asian="normal" style:font-weight-complex="normal"/>
    </style:style>
    <style:style style:name="P39" style:family="paragraph" style:parent-style-name="Text_20_Body_20_Single" style:list-style-name="L10">
      <style:text-properties fo:font-weight="bold" style:font-weight-asian="bold" style:font-weight-complex="bold"/>
    </style:style>
    <style:style style:name="P40" style:family="paragraph" style:parent-style-name="Text_20_Body_20_Single" style:list-style-name="L1">
      <style:paragraph-properties fo:orphans="2" fo:widows="2" style:writing-mode="lr-tb"/>
    </style:style>
    <style:style style:name="P41" style:family="paragraph" style:parent-style-name="Text_20_Body_20_Single" style:list-style-name="L2">
      <style:paragraph-properties fo:orphans="2" fo:widows="2" style:writing-mode="lr-tb"/>
    </style:style>
    <style:style style:name="P42" style:family="paragraph" style:parent-style-name="Text_20_Body_20_Single" style:list-style-name="L3">
      <style:paragraph-properties fo:orphans="2" fo:widows="2" style:writing-mode="lr-tb"/>
    </style:style>
    <style:style style:name="P43" style:family="paragraph" style:parent-style-name="Text_20_Body_20_Single" style:list-style-name="L3">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4" style:family="paragraph" style:parent-style-name="Text_20_Body_20_Single" style:list-style-name="L4">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5" style:family="paragraph" style:parent-style-name="Text_20_Body_20_Single">
      <style:paragraph-properties fo:orphans="2" fo:widows="2" style:writing-mode="lr-tb"/>
      <style:text-properties style:use-window-font-color="true" style:font-name="Times New Roman" fo:font-size="12pt" fo:language="en" fo:country="US" fo:font-weight="normal"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46" style:family="paragraph" style:parent-style-name="Text_20_Body_20_Single" style:list-style-name="L7">
      <style:paragraph-properties fo:orphans="2" fo:widows="2"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47" style:family="paragraph" style:parent-style-name="Text_20_Body_20_Single" style:list-style-name="L7">
      <style:paragraph-properties fo:orphans="2" fo:widows="2" style:writing-mode="lr-tb"/>
      <style:text-properties fo:color="#000000"/>
    </style:style>
    <style:style style:name="P48" style:family="paragraph" style:parent-style-name="Text_20_Body_20_Single" style:list-style-name="L6">
      <style:paragraph-properties fo:margin-left="2.54cm" fo:margin-right="0cm" fo:text-indent="-0.635cm" style:auto-text-indent="false"/>
      <style:text-properties fo:color="#000000"/>
    </style:style>
    <style:style style:name="P49" style:family="paragraph" style:parent-style-name="Text_20_Body_20_Single" style:list-style-name="L6">
      <style:paragraph-properties fo:margin-left="2.54cm" fo:margin-right="0cm" fo:orphans="2" fo:widows="2" fo:text-indent="-0.635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0" style:family="paragraph" style:parent-style-name="Text_20_Body_20_Single" style:list-style-name="L7">
      <style:paragraph-properties fo:margin-left="0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51" style:family="paragraph" style:parent-style-name="Text_20_Body_20_Single">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2" style:family="paragraph" style:parent-style-name="Text_20_Body_20_Single" style:list-style-name="L9">
      <style:paragraph-properties fo:margin-left="1.27cm" fo:margin-right="0cm" fo:orphans="2" fo:widows="2" fo:text-indent="0cm" style:auto-text-indent="false" style:writing-mode="lr-tb"/>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P53" style:family="paragraph" style:parent-style-name="Text_20_Body_20_Single">
      <style:paragraph-properties fo:margin-left="1.27cm" fo:margin-right="0cm" fo:orphans="2" fo:widows="2" fo:text-indent="0cm" style:auto-text-indent="false" style:writing-mode="lr-tb"/>
      <style:text-properties fo:color="#000000"/>
    </style:style>
    <style:style style:name="P54" style:family="paragraph" style:parent-style-name="Text_20_Body_20_Single">
      <style:paragraph-properties fo:margin-left="1.27cm" fo:margin-right="0cm" fo:orphans="2" fo:widows="2" fo:text-indent="0cm" style:auto-text-indent="false" style:writing-mode="lr-tb"/>
      <style:text-properties fo:color="#000000" fo:font-size="12pt" fo:language="en" fo:country="US" style:font-size-asian="12pt" style:language-asian="zh" style:country-asian="CN" style:font-size-complex="12pt" style:language-complex="ar" style:country-complex="SA"/>
    </style:style>
    <style:style style:name="P55" style:family="paragraph" style:parent-style-name="Text_20_Body_20_Single" style:list-style-name="L7">
      <style:paragraph-properties fo:margin-left="1.27cm" fo:margin-right="0cm" fo:orphans="2" fo:widows="2" fo:text-indent="0cm" style:auto-text-indent="false" style:writing-mode="lr-tb"/>
    </style:style>
    <style:style style:name="P56" style:family="paragraph" style:parent-style-name="Text_20_Body_20_Single">
      <style:paragraph-properties fo:margin-left="1.27cm" fo:margin-right="0cm" fo:orphans="2" fo:widows="2" fo:text-indent="0cm" style:auto-text-indent="false" style:writing-mode="lr-tb"/>
      <style:text-properties fo:language="en" fo:country="US"/>
    </style:style>
    <style:style style:name="P57" style:family="paragraph" style:parent-style-name="Text_20_Body_20_Single">
      <style:paragraph-properties fo:margin-left="1.27cm" fo:margin-right="0cm" fo:text-indent="0cm" style:auto-text-indent="false"/>
    </style:style>
    <style:style style:name="P58" style:family="paragraph" style:parent-style-name="Text_20_Body_20_Single">
      <style:paragraph-properties fo:margin-left="1.27cm" fo:margin-right="0cm" fo:text-indent="0cm" style:auto-text-indent="false"/>
      <style:text-properties fo:color="#000000"/>
    </style:style>
    <style:style style:name="P59" style:family="paragraph" style:parent-style-name="Text_20_Body_20_Single">
      <style:paragraph-properties fo:margin-left="1.27cm" fo:margin-right="0cm" fo:text-indent="0cm" style:auto-text-indent="false"/>
      <style:text-properties fo:color="#000000" fo:font-weight="bold" style:font-weight-asian="bold" style:font-weight-complex="bold"/>
    </style:style>
    <style:style style:name="P60" style:family="paragraph" style:parent-style-name="Text_20_Body_20_Single">
      <style:paragraph-properties fo:margin-left="1.27cm" fo:margin-right="0cm" fo:text-indent="0cm" style:auto-text-indent="false"/>
      <style:text-properties fo:color="#000000" fo:font-weight="normal" style:font-weight-asian="normal" style:font-weight-complex="normal"/>
    </style:style>
    <style:style style:name="P61" style:family="paragraph" style:parent-style-name="Text_20_Body_20_Single">
      <style:paragraph-properties fo:margin-left="0cm" fo:margin-right="0cm" fo:text-indent="0cm" style:auto-text-indent="false"/>
      <style:text-properties fo:font-weight="normal" style:font-weight-asian="normal" style:font-weight-complex="normal"/>
    </style:style>
    <style:style style:name="P62" style:family="paragraph" style:parent-style-name="Text_20_Body_20_Single" style:list-style-name="L7">
      <style:paragraph-properties fo:margin-left="1.27cm" fo:margin-right="0cm" fo:orphans="2" fo:widows="2" fo:text-indent="-0.635cm" style:auto-text-indent="false" style:writing-mode="lr-tb"/>
      <style:text-properties fo:color="#000000" style:font-name="Times New Roman" fo:font-size="12pt" fo:language="en" fo:country="US" fo:font-weight="bold" style:font-name-asian="宋体2"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64" style:family="paragraph" style:parent-style-name="Normal">
      <style:paragraph-properties fo:margin-left="1.27cm" fo:margin-right="0cm" fo:margin-top="0.176cm" fo:margin-bottom="0.176cm" fo:text-indent="0cm" style:auto-text-indent="false" style:text-autospace="none"/>
    </style:style>
    <style:style style:name="P65" style:family="paragraph" style:parent-style-name="Heading_20_1" style:master-page-name="Standard">
      <style:paragraph-properties fo:margin-top="0cm" fo:margin-bottom="0.494cm" style:page-number="auto"/>
    </style:style>
    <style:style style:name="P66" style:family="paragraph" style:parent-style-name="Heading_20_3">
      <style:paragraph-properties fo:margin-left="1.27cm" fo:margin-right="0cm" fo:margin-top="0.423cm" fo:margin-bottom="0.212cm" fo:orphans="2" fo:widows="2" fo:text-indent="-1.27cm" style:auto-text-indent="false" fo:keep-with-next="always" style:writing-mode="lr-tb"/>
      <style:text-properties style:use-window-font-color="true" fo:font-size="16pt" fo:language="en" fo:country="US" style:font-size-asian="16pt" style:language-asian="zh" style:country-asian="CN" style:font-size-complex="16pt" style:language-complex="ar" style:country-complex="SA"/>
    </style:style>
    <style:style style:name="P67" style:family="paragraph" style:parent-style-name="Heading_20_3">
      <style:paragraph-properties fo:margin-left="1.27cm" fo:margin-right="0cm" fo:text-indent="-1.27cm" style:auto-text-indent="false"/>
    </style:style>
    <style:style style:name="P68" style:family="paragraph" style:parent-style-name="Heading_20_3">
      <style:paragraph-properties fo:margin-left="1.27cm" fo:margin-right="0cm" fo:text-indent="-1.27cm" style:auto-text-indent="false"/>
      <style:text-properties fo:font-size="12pt" fo:font-weight="normal"/>
    </style:style>
    <style:style style:name="P69" style:family="paragraph">
      <style:paragraph-properties fo:text-align="center" style:writing-mode="lr-tb"/>
      <style:text-properties fo:font-size="24pt"/>
    </style:style>
    <style:style style:name="P70" style:family="paragraph">
      <style:paragraph-properties fo:text-align="end" style:writing-mode="lr-tb"/>
    </style:style>
    <style:style style:name="P71" style:family="paragraph">
      <style:paragraph-properties style:writing-mode="lr-tb"/>
    </style:style>
    <style:style style:name="P72"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background-color="transparent" style:font-name-asian="宋体2" style:font-size-asian="12pt" style:language-asian="zh" style:country-asian="CN" style:font-name-complex="Times New Roman" style:font-size-complex="12pt" style:language-complex="ar" style:country-complex="SA"/>
    </style:style>
    <style:style style:name="T4" style:family="text">
      <style:text-properties style:use-window-font-color="true" fo:font-style="italic"/>
    </style:style>
    <style:style style:name="T5" style:family="text">
      <style:text-properties style:use-window-font-color="true" fo:font-size="16pt" style:font-size-asian="16pt" style:font-size-complex="16pt"/>
    </style:style>
    <style:style style:name="T6" style:family="text">
      <style:text-properties fo:color="#0000ff"/>
    </style:style>
    <style:style style:name="T7" style:family="text">
      <style:text-properties fo:color="#0000ff"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8" style:family="text">
      <style:text-properties fo:color="#0000ff" fo:font-weight="normal" style:font-weight-asian="normal" style:font-weight-complex="normal"/>
    </style:style>
    <style:style style:name="T9" style:family="text">
      <style:text-properties style:font-name="Times New Roman1" fo:font-size="12pt" style:font-name-asian="Times New Roman1" style:font-size-asian="12pt" style:font-name-complex="Times New Roman1" style:font-size-complex="12pt"/>
    </style:style>
    <style:style style:name="T10"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weight="bold" style:font-name-asian="Times New Roman1" style:font-weight-asian="bold" style:font-name-complex="Times New Roman1" style:font-weight-complex="bold"/>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language="en" fo:country="US"/>
    </style:style>
    <style:style style:name="T16" style:family="text">
      <style:text-properties style:font-name="Times New Roman2" fo:font-size="12pt" fo:language="en" fo:country="US" fo:font-weight="bold"/>
    </style:style>
    <style:style style:name="T17" style:family="text">
      <style:text-properties fo:color="#000000"/>
    </style:style>
    <style:style style:name="T18" style:family="text">
      <style:text-properties fo:color="#000000" fo:language="da" fo:country="DK" fo:font-style="italic" style:font-style-asian="italic" style:font-style-complex="italic"/>
    </style:style>
    <style:style style:name="T19" style:family="text">
      <style:text-properties fo:color="#000000" style:font-name="Courier New1"/>
    </style:style>
    <style:style style:name="T20" style:family="text">
      <style:text-properties fo:color="#000000" fo:font-style="italic" style:font-style-asian="italic" style:font-style-complex="italic"/>
    </style:style>
    <style:style style:name="T21" style:family="text">
      <style:text-properties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2" style:family="text">
      <style:text-properties fo:font-variant="normal" fo:text-transform="none"/>
    </style:style>
    <style:style style:name="T23" style:family="text">
      <style:text-properties fo:font-variant="normal" fo:text-transform="none" fo:color="#000000"/>
    </style:style>
    <style:style style:name="T24" style:family="text">
      <style:text-properties fo:font-variant="normal" fo:text-transform="none" fo:color="#000000" fo:language="da" fo:country="DK"/>
    </style:style>
    <style:style style:name="T25" style:family="text">
      <style:text-properties fo:font-variant="normal" fo:text-transform="none" fo:color="#000000" fo:language="da" fo:country="DK" fo:font-style="italic" style:font-style-asian="italic" style:font-style-complex="italic"/>
    </style:style>
    <style:style style:name="T26" style:family="text">
      <style:text-properties fo:font-variant="normal" fo:text-transform="none" fo:color="#000000" style:font-name="Courier New1"/>
    </style:style>
    <style:style style:name="T27" style:family="text">
      <style:text-properties fo:font-variant="normal" fo:text-transform="none" fo:color="#00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style:font-name="Courier New1"/>
    </style:style>
    <style:style style:name="T31" style:family="text">
      <style:text-properties style:font-name="Times New Roman"/>
    </style:style>
    <style:style style:name="T32" style:family="text">
      <style:text-properties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33" style:family="text">
      <style:text-properties fo:font-weight="normal" style:font-weight-asian="normal" style:font-weight-complex="normal"/>
    </style:style>
    <style:style style:name="T34" style:family="text">
      <style:text-properties fo:font-size="12pt"/>
    </style:style>
    <style:style style:name="T35" style:family="text">
      <style:text-properties style:font-size-asian="12pt"/>
    </style:style>
    <style:style style:name="T36" style:family="text">
      <style:text-properties style:font-size-complex="12pt"/>
    </style:style>
    <style:style style:name="T37" style:family="text">
      <style:text-properties style:font-name-asian="宋体2"/>
    </style:style>
    <style:style style:name="T38" style:family="text">
      <style:text-properties style:language-asian="zh" style:country-asian="CN"/>
    </style:style>
    <style:style style:name="T39" style:family="text">
      <style:text-properties style:font-name-complex="Times New Roman"/>
    </style:style>
    <style:style style:name="T40" style:family="text">
      <style:text-properties style:language-complex="ar" style:country-complex="SA"/>
    </style:style>
    <style:style style:name="T41" style:family="text">
      <style:text-properties fo:font-size="14pt"/>
    </style:style>
    <style:style style:name="T42" style:family="text">
      <style:text-properties style:font-size-asian="14pt"/>
    </style:style>
    <style:style style:name="T43" style:family="text">
      <style:text-properties style:font-weight-asian="bold"/>
    </style:style>
    <style:style style:name="T44" style:family="text">
      <style:text-properties style:font-size-complex="14pt"/>
    </style:style>
    <style:style style:name="T45" style:family="text">
      <style:text-properties style:font-weight-complex="bold"/>
    </style:style>
    <style:style style:name="T46" style:family="text">
      <style:text-properties style:use-window-font-color="true" style:font-name="Times New Roman" fo:font-size="10pt" fo:language="en" fo:country="US" style:font-name-asian="宋体2" style:font-size-asian="10pt" style:language-asian="zh" style:country-asian="CN" style:font-name-complex="Times New Roman" style:font-size-complex="10pt" style:language-complex="ar" style:country-complex="SA"/>
    </style:style>
    <style:style style:name="T47" style:family="text">
      <style:text-properties fo:color="#ff0000" style:font-name="Times New Roman" fo:font-size="12pt" fo:language="en" fo:country="US" style:font-name-asian="宋体2" style:font-size-asian="12pt" style:language-asian="zh" style:country-asian="CN" style:font-name-complex="Times New Roman" style:font-size-complex="12pt" style:language-complex="ar" style:country-complex="SA"/>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0.499cm" text:min-label-width="0.499cm"/>
        <style:text-properties style:font-name="Tahoma"/>
      </text:list-level-style-bullet>
      <text:list-level-style-bullet text:level="3" text:style-name="Bullet_20_Symbols" style:num-suffix="." text:bullet-char="•">
        <style:list-level-properties text:space-before="0.999cm" text:min-label-width="0.499cm"/>
        <style:text-properties style:font-name="Tahoma"/>
      </text:list-level-style-bullet>
      <text:list-level-style-bullet text:level="4" text:style-name="Bullet_20_Symbols" style:num-suffix="." text:bullet-char="•">
        <style:list-level-properties text:space-before="1.498cm" text:min-label-width="0.499cm"/>
        <style:text-properties style:font-name="Tahoma"/>
      </text:list-level-style-bullet>
      <text:list-level-style-bullet text:level="5" text:style-name="Bullet_20_Symbols" style:num-suffix="." text:bullet-char="•">
        <style:list-level-properties text:space-before="1.997cm" text:min-label-width="0.499cm"/>
        <style:text-properties style:font-name="Tahoma"/>
      </text:list-level-style-bullet>
      <text:list-level-style-bullet text:level="6" text:style-name="Bullet_20_Symbols" style:num-suffix="." text:bullet-char="•">
        <style:list-level-properties text:space-before="2.496cm" text:min-label-width="0.499cm"/>
        <style:text-properties style:font-name="Tahoma"/>
      </text:list-level-style-bullet>
      <text:list-level-style-bullet text:level="7" text:style-name="Bullet_20_Symbols" style:num-suffix="." text:bullet-char="•">
        <style:list-level-properties text:space-before="2.995cm" text:min-label-width="0.499cm"/>
        <style:text-properties style:font-name="Tahoma"/>
      </text:list-level-style-bullet>
      <text:list-level-style-bullet text:level="8" text:style-name="Bullet_20_Symbols" style:num-suffix="." text:bullet-char="•">
        <style:list-level-properties text:space-before="3.494cm" text:min-label-width="0.499cm"/>
        <style:text-properties style:font-name="Tahoma"/>
      </text:list-level-style-bullet>
      <text:list-level-style-bullet text:level="9" text:style-name="Bullet_20_Symbols" style:num-suffix="." text:bullet-char="•">
        <style:list-level-properties text:space-before="3.994cm" text:min-label-width="0.499cm"/>
        <style:text-properties style:font-name="Tahoma"/>
      </text:list-level-style-bullet>
      <text:list-level-style-bullet text:level="10" text:style-name="Bullet_20_Symbols" style:num-suffix="." text:bullet-char="•">
        <style:list-level-properties text:space-before="4.493cm" text:min-label-width="0.499cm"/>
        <style:text-properties style:font-name="Tahoma"/>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min-label-width="0.499cm"/>
        <style:text-properties style:font-name="Tahoma"/>
      </text:list-level-style-bullet>
      <text:list-level-style-bullet text:level="2" text:style-name="Bullet_20_Symbols" style:num-suffix="." text:bullet-char="•">
        <style:list-level-properties text:space-before="0.499cm" text:min-label-width="0.499cm"/>
        <style:text-properties style:font-name="Tahoma"/>
      </text:list-level-style-bullet>
      <text:list-level-style-bullet text:level="3" text:style-name="Bullet_20_Symbols" style:num-suffix="." text:bullet-char="•">
        <style:list-level-properties text:space-before="0.999cm" text:min-label-width="0.499cm"/>
        <style:text-properties style:font-name="Tahoma"/>
      </text:list-level-style-bullet>
      <text:list-level-style-bullet text:level="4" text:style-name="Bullet_20_Symbols" style:num-suffix="." text:bullet-char="•">
        <style:list-level-properties text:space-before="1.498cm" text:min-label-width="0.499cm"/>
        <style:text-properties style:font-name="Tahoma"/>
      </text:list-level-style-bullet>
      <text:list-level-style-bullet text:level="5" text:style-name="Bullet_20_Symbols" style:num-suffix="." text:bullet-char="•">
        <style:list-level-properties text:space-before="1.997cm" text:min-label-width="0.499cm"/>
        <style:text-properties style:font-name="Tahoma"/>
      </text:list-level-style-bullet>
      <text:list-level-style-bullet text:level="6" text:style-name="Bullet_20_Symbols" style:num-suffix="." text:bullet-char="•">
        <style:list-level-properties text:space-before="2.496cm" text:min-label-width="0.499cm"/>
        <style:text-properties style:font-name="Tahoma"/>
      </text:list-level-style-bullet>
      <text:list-level-style-bullet text:level="7" text:style-name="Bullet_20_Symbols" style:num-suffix="." text:bullet-char="•">
        <style:list-level-properties text:space-before="2.995cm" text:min-label-width="0.499cm"/>
        <style:text-properties style:font-name="Tahoma"/>
      </text:list-level-style-bullet>
      <text:list-level-style-bullet text:level="8" text:style-name="Bullet_20_Symbols" style:num-suffix="." text:bullet-char="•">
        <style:list-level-properties text:space-before="3.494cm" text:min-label-width="0.499cm"/>
        <style:text-properties style:font-name="Tahoma"/>
      </text:list-level-style-bullet>
      <text:list-level-style-bullet text:level="9" text:style-name="Bullet_20_Symbols" style:num-suffix="." text:bullet-char="•">
        <style:list-level-properties text:space-before="3.994cm" text:min-label-width="0.499cm"/>
        <style:text-properties style:font-name="Tahoma"/>
      </text:list-level-style-bullet>
      <text:list-level-style-bullet text:level="10" text:style-name="Bullet_20_Symbols" style:num-suffix="." text:bullet-char="•">
        <style:list-level-properties text:space-before="4.493cm" text:min-label-width="0.499cm"/>
        <style:text-properties style:font-name="Tahoma"/>
      </text:list-level-style-bullet>
    </text:list-style>
    <text:list-style style:name="L9">
      <text:list-level-style-number text:level="1" text:style-name="Numbering_20_Symbols" style:num-suffix="." style:num-format="i">
        <style:list-level-properties text:min-label-width="0.499cm"/>
      </text:list-level-style-number>
      <text:list-level-style-number text:level="2" text:style-name="Numbering_20_Symbols" style:num-suffix="." style:num-format="i">
        <style:list-level-properties text:space-before="0.501cm" text:min-label-width="0.499cm"/>
      </text:list-level-style-number>
      <text:list-level-style-number text:level="3" text:style-name="Numbering_20_Symbols" style:num-suffix="." style:num-format="i">
        <style:list-level-properties text:space-before="1cm" text:min-label-width="0.499cm"/>
      </text:list-level-style-number>
      <text:list-level-style-number text:level="4" text:style-name="Numbering_20_Symbols" style:num-suffix="." style:num-format="i">
        <style:list-level-properties text:space-before="1.501cm" text:min-label-width="0.499cm"/>
      </text:list-level-style-number>
      <text:list-level-style-number text:level="5" text:style-name="Numbering_20_Symbols" style:num-suffix="." style:num-format="i">
        <style:list-level-properties text:space-before="2cm" text:min-label-width="0.499cm"/>
      </text:list-level-style-number>
      <text:list-level-style-number text:level="6" text:style-name="Numbering_20_Symbols" style:num-suffix="." style:num-format="i">
        <style:list-level-properties text:space-before="2.501cm" text:min-label-width="0.499cm"/>
      </text:list-level-style-number>
      <text:list-level-style-number text:level="7" text:style-name="Numbering_20_Symbols" style:num-suffix="." style:num-format="i">
        <style:list-level-properties text:space-before="3.001cm" text:min-label-width="0.499cm"/>
      </text:list-level-style-number>
      <text:list-level-style-number text:level="8" text:style-name="Numbering_20_Symbols" style:num-suffix="." style:num-format="i">
        <style:list-level-properties text:space-before="3.502cm" text:min-label-width="0.499cm"/>
      </text:list-level-style-number>
      <text:list-level-style-number text:level="9" text:style-name="Numbering_20_Symbols" style:num-suffix="." style:num-format="i">
        <style:list-level-properties text:space-before="4.001cm" text:min-label-width="0.499cm"/>
      </text:list-level-style-number>
      <text:list-level-style-number text:level="10" text:style-name="Numbering_20_Symbols" style:num-suffix="." style:num-format="i">
        <style:list-level-properties text:space-before="4.502cm" text:min-label-width="0.499cm"/>
      </text:list-level-style-number>
    </text:list-style>
    <text:list-style style:name="L10">
      <text:list-level-style-number text:level="1" text:style-name="Numbering_20_Symbols" style:num-suffix="." style:num-format="1" text:start-value="3">
        <style:list-level-properties text:min-label-width="0.499cm"/>
      </text:list-level-style-number>
      <text:list-level-style-number text:level="2" text:style-name="Numbering_20_Symbols" style:num-format="1" text:start-value="3" text:display-levels="2">
        <style:list-level-properties text:space-before="0.102cm" text:min-label-width="0.499cm"/>
      </text:list-level-style-number>
      <text:list-level-style-number text:level="3" style:num-suffix="." style:num-format="1" text:display-levels="3">
        <style:list-level-properties text:space-before="0.205cm" text:min-label-width="0.499cm"/>
      </text:list-level-style-number>
      <text:list-level-style-number text:level="4" style:num-suffix="." style:num-format="1" text:display-levels="4">
        <style:list-level-properties text:space-before="0.307cm" text:min-label-width="0.499cm"/>
      </text:list-level-style-number>
      <text:list-level-style-number text:level="5" style:num-suffix="." style:num-format="1" text:display-levels="5">
        <style:list-level-properties text:space-before="0.409cm" text:min-label-width="0.499cm"/>
      </text:list-level-style-number>
      <text:list-level-style-number text:level="6" style:num-suffix="." style:num-format="1" text:display-levels="6">
        <style:list-level-properties text:space-before="0.512cm" text:min-label-width="0.499cm"/>
      </text:list-level-style-number>
      <text:list-level-style-number text:level="7" style:num-suffix="." style:num-format="1" text:display-levels="7">
        <style:list-level-properties text:space-before="0.614cm" text:min-label-width="0.499cm"/>
      </text:list-level-style-number>
      <text:list-level-style-number text:level="8" style:num-suffix="." style:num-format="1" text:display-levels="8">
        <style:list-level-properties text:space-before="0.716cm" text:min-label-width="0.499cm"/>
      </text:list-level-style-number>
      <text:list-level-style-number text:level="9" style:num-suffix="." style:num-format="1" text:display-levels="9">
        <style:list-level-properties text:space-before="0.819cm" text:min-label-width="0.499cm"/>
      </text:list-level-style-number>
      <text:list-level-style-number text:level="10" style:num-suffix="." style:num-format="1" text:display-levels="10">
        <style:list-level-properties text:space-before="0.921cm" text:min-label-width="0.499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System P Hardware Discovery and HMC Connection Setup</text:h>
      <text:p text:style-name="P1"/>
      <text:h text:style-name="P66" text:outline-level="3">1. Introduction</text:h>
      <text:p text:style-name="Default_20_Text">This cookbook provides step-by-step instructions on hardware discovery and setting up connections from HMC to IBM System P machines. </text:p>
      <text:p text:style-name="Default_20_Text"/>
      <text:h text:style-name="P67" text:outline-level="3">1.1 Terminology</text:h>
      <text:h text:style-name="P68" text:outline-level="3">Following terms will be used in this document:</text:h>
      <text:list xml:id="list41647962" text:style-name="L1">
        <text:list-item>
          <text:p text:style-name="P40">Frame (BPA) node:<text:span text:style-name="T2"> in xCAT 2.x, a node with nodetype ‘bpa’ represents a high end System P server 24 inch frame. <text:line-break/>For example, here is a frame node:</text:span></text:p>
        </text:list-item>
      </text:list>
      <text:p text:style-name="P5">Object name: Server-9458-100-SN0SQIH42-1<text:line-break/><text:tab/>groups=bpa,all<text:line-break/><text:tab/>hcp=Server-9458-100-SN0SQIH42-1<text:line-break/><text:tab/>id=5<text:line-break/><text:tab/>mgt=bpa<text:line-break/><text:tab/>mtm=9458-100<text:line-break/><text:tab/>nodetype=bpa<text:line-break/><text:tab/>serial=0SQIH42 </text:p>
      <text:p text:style-name="P13">In above example, attribute nodetype indicates this is a frame node, attribute ‘id’ indicates the frame number of this frame; attribute ‘mgt’ equaling ‘bpa’ and attribute ‘hcp’ equaling itself mean it has not been managed by any HMC yet; attributes ‘mtm’ and ‘serial’ indicate the machine type model and its serial number.</text:p>
      <text:p text:style-name="P13"/>
      <text:p text:style-name="P13">For low end System P servers, since there is no BPA device in a 19 inch frame, no xCAT node object will be represented for <text:s/>the low end System P frame. </text:p>
      <text:p text:style-name="P21"/>
      <text:list xml:id="list41635722" text:style-name="L2">
        <text:list-item>
          <text:p text:style-name="P41">CEC (FSP) node: in xCAT 2.x, a node with nodetype ‘fsp’ represents a System P CEC. Here is an example of CEC node (high end System P server):</text:p>
        </text:list-item>
      </text:list>
      <text:p text:style-name="P7">Object name: Server-9118-575-SN0SQIH42<text:line-break/><text:tab/>groups=all,fsp<text:line-break/><text:tab/>hcp=Server-9118-575-SN0SQIH42<text:line-break/><text:tab/>id=6<text:line-break/><text:soft-page-break/><text:tab/>mgt=fsp<text:line-break/><text:tab/>mtm=9118-575<text:line-break/><text:tab/>nodetype=fsp<text:line-break/><text:tab/>parent=Server-9458-100-SN0SQIH42-1<text:line-break/><text:tab/>serial=0SQIH42</text:p>
      <text:p text:style-name="P15">In above example, attribute ‘nodetype’ indicates this is a CEC node; ‘id’ indicates the cage number of this CEC (for low end System P machine, this attribute doesn't make sense, normally is set to blank);‘parent’ indicates the f<text:span text:style-name="T2">rame </text:span><text:span text:style-name="T3">(BPA) </text:span><text:span text:style-name="T2">node tha</text:span>t this CEC belongs to; ‘mgt’ equaling ‘fsp’ and ‘hcp’ equaling itself indicate this CEC node has not been managed by any HMC yet.</text:p>
      <text:p text:style-name="P22"/>
      <text:h text:style-name="P66" text:outline-level="3">2. System P hardware discovery</text:h>
      <text:p text:style-name="P2"/>
      <text:p text:style-name="P2">This chapter will introduce how xCAT MN can discover HMCs, System P frames, and CECs working with <text:s/>xCAT commands. <text:s/>The System P hardware will be discovered on the xCAT service network, and be added to xCAT database as node attributes. <text:s/></text:p>
      <text:h text:style-name="P67" text:outline-level="3">2.1 Prerequisites</text:h>
      <text:p text:style-name="P61">Before performing hardware discovery, users should confirm the following prerequisites:</text:p>
      <text:p text:style-name="P23">2.1.1 site table:</text:p>
      <text:p text:style-name="P13">Make sure the following attributes in “site” table are checked and are properly adjusted <text:s/>to match you xCAT <text:s/>cluster site environment:</text:p>
      <text:list xml:id="list41630266" text:style-name="L3">
        <text:list-item>
          <text:p text:style-name="P34">domain</text:p>
        </text:list-item>
        <text:list-item>
          <text:p text:style-name="P34">nameservers</text:p>
        </text:list-item>
        <text:list-item>
          <text:p text:style-name="P34">ntpservers</text:p>
        </text:list-item>
      </text:list>
      <text:p text:style-name="Text_20_Body_20_Single"/>
      <text:p text:style-name="P23">2.1.2 Network configuration</text:p>
      <text:p text:style-name="P13">The <text:s/>xCAT MN needs to be properly connected to the xCAT service subnet which is used with all <text:s/>HMCs, System P frames and CECs being used. This service subnet should be located on one large private subnet to allow xCAT MN, DHCP server to communicate with HMCs, BPA (frame), and FSP (CECs) in your cluster. The following is the schematic diagram of <text:s/>the xCAT network topology:</text:p>
      <text:p text:style-name="Default_20_Text"/>
      <text:p text:style-name="Default_20_Text"/>
      <text:p text:style-name="P25"/>
      <text:p text:style-name="P25"><text:soft-page-break/><draw:g text:anchor-type="as-char" svg:y="0cm" draw:z-index="0" draw:style-name="gr1"><draw:rect draw:style-name="gr2" draw:text-style-name="P69" svg:width="15.237cm" svg:height="10.798cm" svg:x="0cm" svg:y="0cm"><text:p/></draw:rect><draw:frame draw:style-name="gr3" draw:text-style-name="P70" svg:width="2.537cm" svg:height="1.588cm" svg:x="0.758cm" svg:y="0.951cm"><draw:text-box><text:p text:style-name="P70"><text:span text:style-name="T46">eth[Y]</text:span></text:p><text:p text:style-name="P71"><text:span text:style-name="T2">xCAT MN</text:span></text:p><text:p text:style-name="P71"><text:span text:style-name="T46">eth[X]</text:span></text:p></draw:text-box></draw:frame><draw:line draw:style-name="gr4" draw:text-style-name="P69" svg:x1="0.76cm" svg:y1="0.316cm" svg:x2="10.918cm" svg:y2="0.318cm"><text:p/></draw:line><draw:frame draw:style-name="gr3" draw:text-style-name="P71" svg:width="2.223cm" svg:height="1.588cm" svg:x="4.886cm" svg:y="0.951cm"><draw:text-box><text:p text:style-name="P71"><text:span text:style-name="T2">HMC-1</text:span></text:p><text:p text:style-name="P70"><text:span text:style-name="T46">eth1</text:span></text:p><text:p text:style-name="P70"><text:span text:style-name="T46">eth0</text:span></text:p></draw:text-box></draw:frame><draw:frame draw:style-name="gr3" draw:text-style-name="P70" svg:width="2.223cm" svg:height="1.588cm" svg:x="8.378cm" svg:y="0.951cm"><draw:text-box><text:p text:style-name="P70"><text:span text:style-name="T2">HMC-2</text:span></text:p><text:p text:style-name="P71"><text:span text:style-name="T46">eth1</text:span></text:p><text:p text:style-name="P71"><text:span text:style-name="T46">eth0</text:span></text:p></draw:text-box></draw:frame><draw:line draw:style-name="gr4" draw:text-style-name="P69" svg:x1="2.665cm" svg:y1="0.316cm" svg:x2="2.665cm" svg:y2="0.951cm"><text:p/></draw:line><draw:line draw:style-name="gr4" draw:text-style-name="P69" svg:x1="7.745cm" svg:y1="0.316cm" svg:x2="7.747cm" svg:y2="1.904cm"><text:p/></draw:line><draw:line draw:style-name="gr4" draw:text-style-name="P69" svg:x1="7.11cm" svg:y1="1.905cm" svg:x2="8.378cm" svg:y2="1.903cm"><text:p/></draw:line><draw:frame draw:style-name="gr5" draw:text-style-name="P72" svg:width="4.442cm" svg:height="1.273cm" svg:x="4.251cm" svg:y="3.808cm"><draw:text-box><text:p text:style-name="P72"><text:span text:style-name="T2">Ethernet Switch</text:span></text:p></draw:text-box></draw:frame><draw:line draw:style-name="gr6" draw:text-style-name="P69" svg:x1="1.078cm" svg:y1="2.538cm" svg:x2="1.078cm" svg:y2="4.126cm"><text:p/></draw:line><draw:line draw:style-name="gr6" draw:text-style-name="P69" svg:x1="1.078cm" svg:y1="4.128cm" svg:x2="4.251cm" svg:y2="4.126cm"><text:p/></draw:line><draw:line draw:style-name="gr6" draw:text-style-name="P69" svg:x1="6.475cm" svg:y1="2.538cm" svg:x2="6.477cm" svg:y2="3.806cm"><text:p/></draw:line><draw:line draw:style-name="gr6" draw:text-style-name="P69" svg:x1="9.015cm" svg:y1="2.538cm" svg:x2="9.017cm" svg:y2="4.126cm"><text:p/></draw:line><draw:line draw:style-name="gr6" draw:text-style-name="P69" svg:x1="8.698cm" svg:y1="4.128cm" svg:x2="9.014cm" svg:y2="4.126cm"><text:p/></draw:line><draw:frame draw:style-name="gr3" draw:text-style-name="P71" svg:width="1.902cm" svg:height="3.813cm" svg:x="1.393cm" svg:y="5.713cm"><draw:text-box><text:p text:style-name="P71"><text:span text:style-name="T2">A <text:s text:c="6"/>B</text:span></text:p><text:p text:style-name="P71"><text:span text:style-name="T2"/></text:p><text:p text:style-name="P71"><text:span text:style-name="T2"/></text:p><text:p text:style-name="P72"><text:span text:style-name="T2">P575</text:span></text:p><text:p text:style-name="P72"><text:span text:style-name="T2">frame</text:span></text:p></draw:text-box></draw:frame><draw:frame draw:style-name="gr3" draw:text-style-name="P71" svg:width="1.902cm" svg:height="3.813cm" svg:x="5.203cm" svg:y="5.713cm"><draw:text-box><text:p text:style-name="P71"><text:span text:style-name="T2">A <text:s text:c="6"/>B</text:span></text:p><text:p text:style-name="P71"><text:span text:style-name="T2"/></text:p><text:p text:style-name="P71"><text:span text:style-name="T2"/></text:p><text:p text:style-name="P72"><text:span text:style-name="T2">P590</text:span></text:p><text:p text:style-name="P72"><text:span text:style-name="T2">P595</text:span></text:p><text:p text:style-name="P72"><text:span text:style-name="T2">frame</text:span></text:p></draw:text-box></draw:frame><draw:frame draw:style-name="gr3" draw:text-style-name="P72" svg:width="1.902cm" svg:height="3.813cm" svg:x="8.696cm" svg:y="5.713cm"><draw:text-box><text:p text:style-name="P72"><text:span text:style-name="T2"/></text:p><text:p text:style-name="P72"><text:span text:style-name="T2"/></text:p><text:p text:style-name="P72"><text:span text:style-name="T2">Low end System P frame</text:span></text:p></draw:text-box></draw:frame><draw:line draw:style-name="gr6" draw:text-style-name="P69" svg:x1="1.078cm" svg:y1="4.443cm" svg:x2="4.251cm" svg:y2="4.441cm"><text:p/></draw:line><draw:line draw:style-name="gr6" draw:text-style-name="P69" svg:x1="1.078cm" svg:y1="4.443cm" svg:x2="1.08cm" svg:y2="6.031cm"><text:p/></draw:line><draw:line draw:style-name="gr6" draw:text-style-name="P69" svg:x1="1.078cm" svg:y1="6.033cm" svg:x2="1.394cm" svg:y2="6.031cm"><text:p/></draw:line><draw:line draw:style-name="gr6" draw:text-style-name="P69" svg:x1="4.888cm" svg:y1="5.08cm" svg:x2="4.89cm" svg:y2="6.033cm"><text:p/></draw:line><draw:line draw:style-name="gr6" draw:text-style-name="P69" svg:x1="4.888cm" svg:y1="6.033cm" svg:x2="5.204cm" svg:y2="6.031cm"><text:p/></draw:line><draw:line draw:style-name="gr6" draw:text-style-name="P69" svg:x1="8.38cm" svg:y1="6.666cm" svg:x2="8.696cm" svg:y2="6.664cm"><text:p/></draw:line><draw:line draw:style-name="gr6" draw:text-style-name="P69" svg:x1="8.38cm" svg:y1="5.08cm" svg:x2="8.382cm" svg:y2="8.571cm"><text:p/></draw:line><draw:line draw:style-name="gr6" draw:text-style-name="P69" svg:x1="8.38cm" svg:y1="6.027cm" svg:x2="8.696cm" svg:y2="6.025cm"><text:p/></draw:line><draw:line draw:style-name="gr6" draw:text-style-name="P69" svg:x1="8.38cm" svg:y1="7.303cm" svg:x2="8.696cm" svg:y2="7.301cm"><text:p/></draw:line><draw:line draw:style-name="gr6" draw:text-style-name="P69" svg:x1="8.38cm" svg:y1="7.938cm" svg:x2="8.696cm" svg:y2="7.936cm"><text:p/></draw:line><draw:line draw:style-name="gr6" draw:text-style-name="P69" svg:x1="8.38cm" svg:y1="8.571cm" svg:x2="8.696cm" svg:y2="8.569cm"><text:p/></draw:line><draw:line draw:style-name="gr6" draw:text-style-name="P69" svg:x1="3.3cm" svg:y1="6.033cm" svg:x2="3.616cm" svg:y2="6.031cm"><text:p/></draw:line><draw:line draw:style-name="gr6" draw:text-style-name="P69" svg:x1="3.618cm" svg:y1="4.763cm" svg:x2="3.62cm" svg:y2="6.029cm"><text:p/></draw:line><draw:line draw:style-name="gr6" draw:text-style-name="P69" svg:x1="3.618cm" svg:y1="4.763cm" svg:x2="4.251cm" svg:y2="4.761cm"><text:p/></draw:line><draw:line draw:style-name="gr6" draw:text-style-name="P69" svg:x1="7.428cm" svg:y1="5.08cm" svg:x2="7.43cm" svg:y2="6.029cm"><text:p/></draw:line><draw:line draw:style-name="gr6" draw:text-style-name="P69" svg:x1="7.11cm" svg:y1="6.033cm" svg:x2="7.426cm" svg:y2="6.031cm"><text:p/></draw:line><draw:frame draw:style-name="gr7" draw:text-style-name="P71" svg:width="2.537cm" svg:height="1.273cm" svg:x="11.236cm" svg:y="0.316cm"><draw:text-box><text:p text:style-name="P71"><text:span text:style-name="T2">public network</text:span></text:p></draw:text-box></draw:frame><draw:frame draw:style-name="gr7" draw:text-style-name="P71" svg:width="3.172cm" svg:height="2.223cm" svg:x="11.236cm" svg:y="3.489cm"><draw:text-box><text:p text:style-name="P71"><text:span text:style-name="T47">Red = primary cluster service network</text:span></text:p></draw:text-box></draw:frame><draw:frame draw:style-name="gr7" draw:text-style-name="P71" svg:width="7.938cm" svg:height="0.953cm" svg:x="3.298cm" svg:y="9.841cm"><draw:text-box><text:p text:style-name="P71"><text:span text:style-name="T2">Chart 1.1 Cluster Service network topology</text:span></text:p></draw:text-box></draw:frame></draw:g></text:p>
      <text:p text:style-name="Text_20_Body_20_Single"/>
      <text:p text:style-name="P23">2.1.3 Hardware and HMC</text:p>
      <text:list xml:id="list41651020" text:style-name="L3">
        <text:list-item>
          <text:p text:style-name="P43">This function currently supports P5 and P6 hardware in xCAT 2.3. </text:p>
        </text:list-item>
        <text:list-item>
          <text:p text:style-name="P43">HMCs should be configured with correct static IP addresses in service subnet, so that they can communicate with xCAT MN. Because the DHCP service will not be supported on the HMC, (DHCP service normally running on xCAT MN), the DHCP service on HMC should be turned off before performing this discovery function. (By default, the DHCP service has been disabled for all network interfaces on HMC.)</text:p>
        </text:list-item>
      </text:list>
      <text:p text:style-name="P53"><text:span text:style-name="T9">Refer following steps to Setup HMC network for Static and enable SLP, SSH with HMC GUI.</text:span></text:p>
      <text:p text:style-name="P53"><text:span text:style-name="T9"><text:s/>a. Open the HMC GUI, Select </text:span><text:span text:style-name="T10">HMC Management</text:span><text:span text:style-name="T9">, then </text:span><text:span text:style-name="T10">Change Network Settings</text:span><text:span text:style-name="T9">. </text:span></text:p>
      <text:p text:style-name="P63"><text:span text:style-name="T11"><text:s/>b. Select </text:span><text:span text:style-name="T12">Customize Network Configuration</text:span><text:span text:style-name="T11">, and then</text:span><text:span text:style-name="T12"> LAN Adapters </text:span><text:span text:style-name="T11">. </text:span></text:p>
      <text:p text:style-name="P63"><text:span text:style-name="T11"><text:s/>c. Select </text:span><text:span text:style-name="T12">Ethernet interface </text:span><text:span text:style-name="T11">configured on the service network. </text:span></text:p>
      <text:p text:style-name="P63"><text:span text:style-name="T11"><text:s/>d. Click on the </text:span><text:span text:style-name="T12">Details </text:span><text:span text:style-name="T11">button. </text:span></text:p>
      <text:p text:style-name="P63"><text:span text:style-name="T11"><text:s/>e. Select </text:span><text:span text:style-name="T12">Basic Settings</text:span><text:span text:style-name="T11">, Click on </text:span><text:span text:style-name="T12">Open</text:span><text:span text:style-name="T11">, and </text:span><text:span text:style-name="T12">Specify IP address.</text:span><text:span text:style-name="T11"> Fill in <text:s/></text:span><text:span text:style-name="T12">IP address</text:span><text:span text:style-name="T11">, </text:span><text:span text:style-name="T12">Netmask</text:span><text:span text:style-name="T11"> <text:s/>for <text:s/>HMC static IP on the xCAT service network. Make sure that DHCP Server <text:s/>box is not <text:s/>selected and is blank. </text:span></text:p>
      <text:p text:style-name="P63"><text:soft-page-break/><text:span text:style-name="T11">f. Select <text:s/>on <text:s/></text:span><text:span text:style-name="T12">Firewall Settings</text:span><text:span text:style-name="T11">, Click on </text:span><text:span text:style-name="T12">SLP, Secure Shell, </text:span><text:span text:style-name="T11">in the upper window.(You may also want to enable other HMC Firewall settings) </text:span></text:p>
      <text:p text:style-name="P63"><text:span text:style-name="T11">g. Click on the </text:span><text:span text:style-name="T12">Allow incoming </text:span><text:span text:style-name="T11">button for each required setting. </text:span></text:p>
      <text:p text:style-name="P64">h. Make sure you Select OK at the bottom of the window to save your updates. Reboot the HMC, and then make sure Network changes are properly working. </text:p>
      <text:list xml:id="list41648235" text:style-name="L4">
        <text:list-item>
          <text:p text:style-name="P44">The DHCP service can be run from another server that is connected to the service subnet, instead of xCAT MN. In this case, users need to configure the DHCP service manually, and skip the step “Setup DHCP serice on MN” (section 2.2).</text:p>
        </text:list-item>
        <text:list-item>
          <text:p text:style-name="P44">Frame and CEC should to be configured as DHCP client dynamically from the DHCP server. This is the expected scenario that a cluster admin is facing. (For low end System P servers, only CEC have to be configured.) <text:s text:c="3"/></text:p>
        </text:list-item>
      </text:list>
      <text:p text:style-name="P3"><text:s/></text:p>
      <text:p text:style-name="P24"><text:span text:style-name="T32"><text:s text:c="2"/></text:span><text:span text:style-name="T32"><text:s/></text:span><text:span text:style-name="T15">2.1.4 <text:s text:c="2"/>C</text:span><text:span text:style-name="T16">leanup BPA/FSP IPs on Service Network and HMC</text:span></text:p>
      <text:p text:style-name="P16">The xCAT administrator needs to make sure that the BPA/FSP <text:s/>IP addresses and server node names are properly understood working with the xCAT Database and DHCP environment. There should be no implementation issues if this is a new System P cluster <text:s/>installation environment where there are no frames and CECs specified in the xCAT database or HMC. <text:s/></text:p>
      <text:p text:style-name="P16">For existing xCAT clusters <text:s/>previously setup with standard HMC DHCP environment, and CECs and FSPs already acknowledge by the HMC and xCAT DB, <text:s/>it is important that they use the same existing BPA and FSP network IP addresses and server names. This includes setting up the DHCP server dynamic address ranges to match the current subnets used by the BPA/CECs. </text:p>
      <text:p text:style-name="P16">If the service network requires changes to the BPA/FSP IP addresses, the administrator should plan to cleanup the current CEC/FSP environment. This includes doing cleanup for both <text:s/>the HMC and the xCAT Database for any <text:s/>IP and server name changes. <text:s/></text:p>
      <text:p text:style-name="P16">For the HMC, <text:s/>the administrator should plan to remove the existing Frames and Servers <text:s/>that will require new IP addresses, working in the new subnet. This <text:s/>will allow the xCAT mkhwconn command to reinitialize the frame and CECs used by the HMC. </text:p>
      <text:p text:style-name="P16">For the xCAT MN, the administrator should review the xCAT DB using lsdef <text:s/>and tabdump commands to reference any existing HMC/frame/Server node objects <text:s/>that require updates. Th xCAT chdef command can be used to modify any changed attributes, or rmdef command if they want to remove the HMC/frame/Server objects to get to a clean state. <text:s/>It is important that xCAT administrator also clean up the <text:s/><text:span text:style-name="T14">/etc/hosts</text:span> <text:s text:c="2"/>file make sure the HMC/frame/Server IP addresses and host names are matching the proper settings required for their xCAT cluster. </text:p>
      <text:p text:style-name="P56"><text:s text:c="2"/></text:p>
      <text:p text:style-name="P26"><text:soft-page-break/></text:p>
      <text:p text:style-name="Hanging_20_indent"><text:bookmark-start text:name="DDE_LINK1"/><text:span text:style-name="T15">2.2 </text:span><text:span text:style-name="T16">Setup DHCP service on xCAT MN.</text:span><text:bookmark-end text:name="DDE_LINK1"/></text:p>
      <text:list xml:id="list41649306" text:style-name="L3">
        <text:list-item>
          <text:p text:style-name="P42"><text:span text:style-name="T2">Setup the xCAT networks table, and add a dynamic IP range. </text:span><text:span text:style-name="T17"><text:line-break/>Here is an example of ‘networks’ table:</text:span> </text:p>
        </text:list-item>
      </text:list>
      <text:p text:style-name="P8">#netname,net,mask,mgtifname,gateway,dhcpserver,tftpserver,nameservers,ntpservers,logservers,dynamicrange,nodehostname,comments,disable</text:p>
      <text:p text:style-name="P9"><text:span text:style-name="T17">,"192.168.200.0","255.255.255.0","en2","192.168.200.205","192.168.200.205","192.168.200.205","192.168.200.205",,"192.168.200.205</text:span>",<text:span text:style-name="T1">"192.168.200.1-192.168.200.255"</text:span><text:span text:style-name="T17">,,,.</text:span></text:p>
      <text:p text:style-name="P14">In the above example, the field <text:span text:style-name="T4">"192.168.200.1-192.168.200.255"</text:span> indicates the dynamic IP range used by the service network. The <text:s/>frames and CECs will receive dynamic IP addresses in this range from DHCP server (xCAT MN).</text:p>
      <text:p text:style-name="P14">On Linux xCAT MN, issuing xCAT command “makenetworks” can populate xCAT networks table, but this command will not fill the field “<text:span text:style-name="T13">dynamicrange</text:span>”. The xCAT administrator needs to set the dynamicrange manually, according their <text:s/>DHCP requirements working with xCAT “chdef” command.</text:p>
      <text:p text:style-name="P14">On AIX xCAT MN, command makenetworks is not <text:s/>supported yet. All fields in networks table need to be updated by the xCAT administrator working with xCAT “chdef” command.</text:p>
      <text:p text:style-name="P14"/>
      <text:list xml:id="list41639682" text:style-name="L5">
        <text:list-item>
          <text:p text:style-name="P36">Stop bootp service (for AIX only, optional)</text:p>
        </text:list-item>
      </text:list>
      <text:p text:style-name="P14">On AIX, the bootp service is running by default on the xCAT MN. You must first stop the bootp daemon working with the following: </text:p>
      <text:list xml:id="list41644484" text:style-name="L6">
        <text:list-item>
          <text:p text:style-name="P48">Stop bootp deamon:</text:p>
        </text:list-item>
      </text:list>
      <text:p>ps -ef | grep bootp</text:p>
      <text:p>kill the bootp process</text:p>
      <text:list xml:id="list42212821" text:continue-numbering="true" text:style-name="L6">
        <text:list-item>
          <text:p text:style-name="P49">Stop bootp from restarting by commenting out the following line in the /etc/inetd.conf file: </text:p>
        </text:list-item>
      </text:list>
      <text:p>#bootps dgram udp wait root /usr/sbin/bootpd bootpd /etc/bootptab </text:p>
      <text:list xml:id="list42187984" text:continue-numbering="true" text:style-name="L6">
        <text:list-item>
          <text:p text:style-name="P49">Stop and restart the inetd subsystem: </text:p>
        </text:list-item>
      </text:list>
      <text:p>refresh -s inetd</text:p>
      <text:list xml:id="list41648839" text:style-name="L3">
        <text:list-item>
          <text:p text:style-name="P42"><text:span text:style-name="T2">Run "makedhcp -n" to add a dynamic IP pool.</text:span> </text:p>
        </text:list-item>
      </text:list>
      <text:p text:style-name="P14">Command “makedhcp” with flag “-n” will create the dhcp service configuration file based on attributes found in the xCAT “site” and “networks” tables. . In this configuration file, the dynamic IP pool is created based on the field “<text:span text:style-name="T13">dynamicrange</text:span>” in networks table. </text:p>
      <text:p text:style-name="P14"><text:soft-page-break/>Note, even if there are no definitions listed in networks table, the makedhcp command will generate DHCP service for all subnets found on xCAT MN, <text:s/>even though there is not dynamic IP ranges. If you don’t want the DHCP service to serve a subnet, you have to manually comment or remove the subnet definitions in /etc/dhcpd.conf (Linux) or /etc/dhcpsd.cnf <text:s/>(AIX) .</text:p>
      <text:p text:style-name="P14">See makedhcp man page for details of this command. </text:p>
      <text:p text:style-name="P4"/>
      <text:p text:style-name="P4">2.3 Discover HMCs/frame/CECs, and define them into xCAT DB.</text:p>
      <text:p text:style-name="P4"/>
      <text:list xml:id="list41635702" text:style-name="L3">
        <text:list-header>
          <text:p text:style-name="P43">(Note: ignore the steps specified for frame/BPA if you only have low end System P servers in your xCAT cluster.)</text:p>
        </text:list-header>
        <text:list-item>
          <text:p text:style-name="P43">Power on (or reset if they are running already) HMCs/frames/CECs manually. <text:s/>They will get new dynamic IP addresses from xCAT service DHCP server if the current IP addresses are outside of the dynamic IP address range . </text:p>
        </text:list-item>
        <text:list-item>
          <text:p text:style-name="P42"><text:span text:style-name="T2">Run lsslp from xCAT MN to discover the HMCs/frames/CECs. For example (‘192.168.200.246’ is the IP address used on MN to connect to service network).</text:span> </text:p>
        </text:list-item>
      </text:list>
      <text:p text:style-name="P6">lsslp –w –i 192.168.200.246 –s HMC</text:p>
      <text:p text:style-name="P6">lsslp –w –i 192.168.200.246 –s BPA</text:p>
      <text:p text:style-name="P6">lsslp –w –i 192.168.200.246 –s FSP</text:p>
      <text:p text:style-name="P14">(Note: To discover HMC with V7R350 or later release, please run lsslp with flag “-m”, which will have lsslp to discover node with multicast instead of broadcast. Refer man page of lsslp for details of flag “-m”. )</text:p>
      <text:p text:style-name="P14"/>
      <text:p text:style-name="P14">The “lsslp” command will discover HMCs/frames/CECs in service network and will define them into xCAT DB automatically when using the -w flag. The following xCAT tables will be changed to define the discovered nodes:</text:p>
      <text:p text:style-name="P27"><text:span text:style-name="T23"><text:s/></text:span><text:span text:style-name="T24"><text:s/></text:span><text:span text:style-name="T18">ppc, <text:s/>vpd, </text:span><text:span text:style-name="T25"><text:s/></text:span><text:span text:style-name="T18">nodehm, <text:s/>Nodelist, </text:span><text:span text:style-name="T25"><text:s/></text:span><text:span text:style-name="T18">nodetype</text:span></text:p>
      <text:p text:style-name="P14"/>
      <text:p text:style-name="P14">Since the SLP response from HMCs/frames/CECs may not contain the hostname of target. And even if there is a hostname, it may be conflicted to the definition in hosts table, or name resolution (/etc/hosts or DNS). For example, a frame with IP 192.168.200.1 can be given a hostname named bpa1 from its ASM webgui. But in local /etc/hosts, 192.168.200.1 indicates a hostname c130f1. The logic that lsslp used to determine the discovered node hostnames is as following (a little bit complicated):</text:p>
      <text:p text:style-name="P29">1)<text:span text:style-name="T22"> </text:span>If an IP address can be found in the xCAT table hosts table (in either simple explicit format, or a regular expression.), use the corresponding nodename. That means this node has already been defined. The definitions in hosts table will be used as the first priority.</text:p>
      <text:p text:style-name="P28"><text:soft-page-break/><text:span text:style-name="T17">2)</text:span><text:span text:style-name="T23"> </text:span><text:span text:style-name="T17">If it cannot be found in xCAT DB, but can be resolved by local /etc/hosts or remote DNS. Use the hostname in /etc/hosts or DNS. (Regarding if /etc/hosts <text:s/>has higher priority than DNS, it depends on your settings in resolv.conf.)</text:span></text:p>
      <text:p text:style-name="P28"><text:span text:style-name="T17">3)</text:span><text:span text:style-name="T23"> </text:span><text:span text:style-name="T17">If it cannot be resolved in either Step1 or 2, but there is a “name” attribute in SLP response message (for HMC it is always true; for frame it may be set, for CEC, the ‘name’ attribute is always blank). Use it as the node name.</text:span></text:p>
      <text:p text:style-name="P28"><text:span text:style-name="T17">4)</text:span><text:span text:style-name="T23"> </text:span><text:span text:style-name="T17">If it cannot be determine in SLP response message, “lsslp” will specify <text:s/>a factory-default format name like <text:s/>“Server-&lt;mtm&gt;-SN&lt;sn&gt;” for BPA and FSP type nodes. (for example, "Server-9118-575-SN02012EB).</text:span></text:p>
      <text:p text:style-name="P14"/>
      <text:p text:style-name="P14">The “lsslp” command with <text:span text:style-name="T29">-w</text:span> option will also update local <text:span text:style-name="T14">/etc/hosts</text:span> file on the xCAT MN, if the IP addresses cannot be resolved by /etc/hosts or DNS. </text:p>
      <text:p text:style-name="P24"/>
      <text:p text:style-name="P14">Note:</text:p>
      <text:p text:style-name="P28"><text:span text:style-name="T19">o </text:span><text:span text:style-name="T17">For high end System P servers, FSP nodes should be discovered after BPA nodes have been properly defined. The lsslp can then update the </text:span><text:span text:style-name="T20">ppc.parent</text:span><text:span text:style-name="T17"> attribute correctly for the FSP nodes controlled by the BPA/frame. (For FSP nodes, ppc.parent should be set to <text:s/>BPA node name. See man page of ppc table for details.)</text:span></text:p>
      <text:p text:style-name="P30"><text:span text:style-name="T30">o </text:span>For low end system P servers, BPA is not used, and will not <text:s/>be discovered.</text:p>
      <text:p text:style-name="P14"/>
      <text:p text:style-name="P14">Here is an example of frame/BPA node definition created by ‘lsslp –w’:</text:p>
      <text:p text:style-name="P6">Object name: Server-9458-100-SN0SQIH42-1</text:p>
      <text:p text:style-name="P7"><text:s text:c="2"/>groups=bpa,all</text:p>
      <text:p text:style-name="P10"><text:s text:c="2"/>hcp=Server-9458-100-SN0SQIH42-1</text:p>
      <text:p text:style-name="P10"><text:s text:c="2"/>id=5</text:p>
      <text:p text:style-name="P10"><text:s text:c="2"/>mgt=bpa</text:p>
      <text:p text:style-name="P10"><text:s text:c="2"/>mtm=9458-100</text:p>
      <text:p text:style-name="P10"><text:s text:c="2"/>nodetype=bpa</text:p>
      <text:p text:style-name="P10"><text:s text:c="2"/>serial=0SQIH42</text:p>
      <text:p text:style-name="P14"/>
      <text:p text:style-name="P14">Here is an example of CEC/FSP node definition that created by ‘lsslp –w’:</text:p>
      <text:p text:style-name="P7">Object name: Server-9118-575-SN0SQIH42</text:p>
      <text:p text:style-name="P7"><text:s text:c="2"/>groups=all,fsp</text:p>
      <text:p text:style-name="P10"><text:s text:c="2"/>hcp=Server-9118-575-SN0SQIH42</text:p>
      <text:p text:style-name="P10"><text:soft-page-break/><text:s text:c="2"/>id=6</text:p>
      <text:p text:style-name="P10"><text:s text:c="2"/>mgt=fsp</text:p>
      <text:p text:style-name="P10"><text:s text:c="2"/>mtm=9118-575</text:p>
      <text:p text:style-name="P10"><text:s text:c="2"/>nodetype=fsp</text:p>
      <text:p text:style-name="P10"><text:s text:c="2"/>parent=Server-9458-100-SN0SQIH42-1</text:p>
      <text:p text:style-name="P31">serial=0SQIH42</text:p>
      <text:list xml:id="list41632775" text:style-name="L7">
        <text:list-header>
          <text:p text:style-name="P50"/>
        </text:list-header>
        <text:list-item>
          <text:p text:style-name="P62">2.4 Limitations:</text:p>
        </text:list-item>
      </text:list>
      <text:p text:style-name="P16">- <text:s/>In a cluster that contains a large number of P5 575 machines, the “lsslp” command may not be able to discover all machines. You can reduce this scaling <text:s text:c="2"/>issue with lsslp by using the <text:s/>“-t” <text:s/>(retry times) <text:s/>and “-c” (timeout value) flags . For an example:</text:p>
      <text:p text:style-name="P16">lsslp -s FSP -i 192.168.200.246 -t 5 -c 3000,3000,3000,3000,3000</text:p>
      <text:p text:style-name="P54">See “lsslp” <text:s/>man page for the details. <text:span text:style-name="T5"><text:s text:c="4"/></text:span></text:p>
      <text:p text:style-name="Hanging_20_indent">3. Setup connections from HMC to frame/CEC</text:p>
      <text:list xml:id="list41651481" text:style-name="L7">
        <text:list-header>
          <text:p text:style-name="P50"/>
        </text:list-header>
      </text:list>
      <text:p text:style-name="P32"><text:s text:c="7"/>3.1 Set proper passwords for BPA/FSP/HMC .</text:p>
      <text:p text:style-name="P16">The passwords used with BPA/FSP userid 'HMC' needs to be set correctly in xCAT table “ppcdirect” or table “passwd” if the cluster is not going to use the default <text:s/>password. <text:s/>Here is an example of table “ppcdirect”,</text:p>
      <text:p text:style-name="P16">#hcp,username,password,comments,disable</text:p>
      <text:p text:style-name="P16">"Server-9125-F2A-0262672","HMC","abc123",,</text:p>
      <text:p text:style-name="P16">"my_frame_grp1","HMC","abcdefg",,</text:p>
      <text:p text:style-name="P16"/>
      <text:p text:style-name="P16">The default passwords of BPA/FSP for userid 'HMC' can also be set in table “passwd” which is used with xCAT cluster, for an example:</text:p>
      <text:p text:style-name="P16">#key,username,password,comments,disable</text:p>
      <text:p text:style-name="P16">"fsp","HMC","ibm4you",,</text:p>
      <text:p text:style-name="P16">The passwords used with the HMC nodes working with userid “hscroot” <text:s text:c="2"/>is located in the xCAT table <text:s/>“ppchcp” . For an example </text:p>
      <text:p text:style-name="P16">#hcp,username,password,comments,disable</text:p>
      <text:p text:style-name="P16">"c76v1hmc02","hscroot","abc123",,</text:p>
      <text:p text:style-name="P18"/>
      <text:p text:style-name="P19"/>
      <text:list xml:id="list41636004" text:style-name="L7">
        <text:list-header>
          <text:p text:style-name="P50"><text:soft-page-break/><text:s/>3.2 Run mkhwconn to assign frames/CECs to correct HMCs.</text:p>
        </text:list-header>
      </text:list>
      <text:p text:style-name="P33"/>
      <text:p text:style-name="P16">The “mkhwconn” <text:s/>command allows the xCAT administrator to properly setup the FSP/BPA connection between the HMC and frames/CECs. This command will make the proper connections on the target HMC if the frame/CEC is not already connected. It also makes the proper updates to the xCAT database (“ppc”, “nodehm” tables and FSP/BPA node objects), </text:p>
      <text:list xml:id="list41632533" text:style-name="L7">
        <text:list-header>
          <text:p text:style-name="P55">For an example, run “mkhwconn FSP1 –p HMC1 -P &lt;HMC passwd&gt;” <text:s/>will result FSP node “FSP1” to be connected to and managed by HMC node <text:s/>“HMC1”. </text:p>
        </text:list-header>
      </text:list>
      <text:p text:style-name="P14"/>
      <text:p text:style-name="P20">See mkhwconn <text:s/>man page for details of this command</text:p>
      <text:p text:style-name="P14"/>
      <text:p text:style-name="P14">Note:</text:p>
      <text:p text:style-name="P28"><text:span text:style-name="T19">o</text:span><text:span text:style-name="T26"> O</text:span><text:span text:style-name="T17">nly one HMC can be specified and active in xCAT DB at a time. </text:span></text:p>
      <text:p text:style-name="P28"><text:span text:style-name="T19">o</text:span><text:span text:style-name="T26"> </text:span><text:span text:style-name="T17">For those high-end System P servers (IH and H servers), the CEC/FSP nodes in the selected <text:s/>frame/BPA are controlled by the <text:s/>BPA node. In this case, the FSP nodes are not allowed to be assigned directly to an HMC node. The BPA nodes should be assigned to the HMC node, and the “mkhwconn” will assign all the FSP nodes in the selected frame to the HMC automatically.</text:span></text:p>
      <text:p text:style-name="P14"/>
      <text:p text:style-name="P13"><text:span text:style-name="T17">If you want to assign <text:s/>FSP/BPA server nodes to multiple HMC nodes</text:span><text:span text:style-name="T1"> at a given </text:span><text:span text:style-name="T17"><text:s/>time, you need to first define the second <text:s/>HMC connection into the xCAT database <text:s/>(nodehm and ppc tables, FSP/BPA node object). You then can run <text:s/>“mkhwconn <text:s/>with “–t” flag to setup multiple BPA/FSP node to create <text:s/>a new connection to second HMC,. <text:s text:c="7"/>Following is an example:</text:span></text:p>
      <text:list xml:id="list41646530" text:style-name="L9">
        <text:list-item>
          <text:p text:style-name="P52">Run chdef to change the “mgt” (node management type) to ‘hmc’, and change “hcp” to the corresponding HMC node.</text:p>
        </text:list-item>
      </text:list>
      <text:p text:style-name="P16"><text:s/>chdef <text:s/>frame_group1,fsp_group2 mgt=hmc hcp=hmc1. </text:p>
      <text:p text:style-name="P17"><text:span text:style-name="T21">Here the frame_group1 includes the selected BPA nodes, and fsp_group2 includes <text:s/>FSP nodes that do not belong to the BPA nodes in frame_group1. </text:span><text:span text:style-name="T27"><text:s text:c="2"/></text:span></text:p>
      <text:p text:style-name="P17"><text:span text:style-name="T21">Run mkhwconn to have a second <text:s/>hmc1 be the second and main HMC connections for <text:s/>frame_group1 and fsp_group2. <text:tab/><text:tab/><text:tab/><text:tab/> </text:span><text:span text:style-name="T17">mkhwconn <text:s/></text:span><text:span text:style-name="T21">frame_group1,fsp_group2 <text:s/></text:span><text:span text:style-name="T17">–t</text:span></text:p>
      <text:p text:style-name="P16"/>
      <text:list xml:id="list41635940" text:style-name="L10">
        <text:list-item>
          <text:list>
            <text:list-item>
              <text:p text:style-name="P37"><text:s/>List <text:s/>frames/CECs <text:s/>from HMC </text:p>
            </text:list-item>
          </text:list>
        </text:list-item>
      </text:list>
      <text:p text:style-name="P59"><text:span text:style-name="T33">There is the “lshwconn” command that will provide the current frame/CEC connection data that is located on a HMC, BPA, or FSP. <text:s/>This information currently provides the FSP/BPA server node, the FSP/BPA IP address, <text:s/>and the connection status. <text:s text:c="4"/></text:span></text:p>
      <text:p text:style-name="P60"><text:soft-page-break/>Run lshwconn <text:s/>&lt;HMC node&gt; <text:s/>to locate all BPA/FSP servers on HMC. </text:p>
      <text:p text:style-name="P14"><text:span text:style-name="T32">See “lshwconn” <text:s/>man page for the details.</text:span></text:p>
      <text:p text:style-name="P38"><text:s text:c="4"/></text:p>
      <text:list xml:id="list42210951" text:continue-numbering="true" text:style-name="L10">
        <text:list-item>
          <text:list>
            <text:list-item>
              <text:p text:style-name="P39"><text:s/>Move frames/CECs to other HMCs (optional)</text:p>
            </text:list-item>
          </text:list>
        </text:list-item>
      </text:list>
      <text:p text:style-name="P59"><text:span text:style-name="T33">There are times when you will want to remove frame/CECs from one HMC and then connect them to a different HMC. You can use the “rmhwconn” command to rmove the frame/FSP connection from the current HMC. <text:s/>You can then use the “mkhwconn” command to generate a new connection to a second HMC. </text:span></text:p>
      <text:list xml:id="list41650844" text:style-name="L7">
        <text:list-item>
          <text:p text:style-name="P47"><text:span text:style-name="T32">Run rmhwconn to detach selected <text:s/>frames/CECs from the HMC that is currenly managing them. For example, if the attribute “hcp” attribute <text:s/>is set to HMC node “hmc1”, running “rmhwconn frame1” will remove the frame node “frame1”, as well as any CECs in “frame1”, <text:s/>from current “hmc1”. <text:s/>The rmhwconn will also reset the xCAT database to be in a state prior to HMC connection (mkhwconn) . The BPA/FSP server node attributes “mgt” are set back to fsp or bpa, and <text:s/>“hcp” now points back to parent FSP/BPA server node instead of the HMC node. <text:s/></text:span></text:p>
        </text:list-item>
        <text:list-item>
          <text:p text:style-name="P46">Run mkhwconn to assign frames/CECs to another HMC, as described in 3.2.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Courier New1" svg:font-family="'Courier New'"/>
    <style:font-face style:name="OpenSymbol" svg:font-family="OpenSymbol"/>
    <style:font-face style:name="Tahoma3" svg:font-family="Tahoma"/>
    <style:font-face style:name="Times New Roman2" svg:font-family="'Times New Roman'"/>
    <style:font-face style:name="Times New Roman1" svg:font-family="'Times New Roman'" style:font-family-generic="roman"/>
    <style:font-face style:name="Courier New" svg:font-family="'Courier New'" style:font-family-generic="swiss"/>
    <style:font-face style:name="宋体1" svg:font-family="宋体" style:font-pitch="variable"/>
    <style:font-face style:name="宋体2" svg:font-family="宋体, SimSu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宋体2"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cm" fo:margin-bottom="0.212cm"/>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Heading_20_1" style:display-name="Heading 1" style:family="paragraph" style:parent-style-name="Default_20_Text" style:next-style-name="Text_20_Body_20_Single"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3" style:display-name="Heading 3" style:family="paragraph" style:parent-style-name="Heading" style:next-style-name="Text_20_Body_20_Single" style:class="text" style:default-outline-level="3">
      <style:text-properties style:font-name="Times New Roman" fo:font-size="14pt" fo:font-weight="bold" style:font-name-asian="宋体" style:font-size-asian="14pt" style:font-weight-asian="bold" style:font-name-complex="Tahoma1" style:font-size-complex="14pt" style:font-weight-complex="bold"/>
    </style:style>
    <style:style style:name="List" style:family="paragraph" style:parent-style-name="Text_20_Body_20_Single" style:class="list">
      <style:text-properties style:font-name-complex="Tahoma3"/>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Default_20_Text" style:class="index">
      <style:paragraph-properties text:number-lines="false" text:line-number="0"/>
      <style:text-properties style:font-name-complex="Tahoma3"/>
    </style:style>
    <style:style style:name="Normal" style:family="paragraph" style:parent-style-name="Default_20_Text" style:next-style-name="Default_20_Text">
      <style:paragraph-properties fo:margin-top="0.176cm" fo:margin-bottom="0.176cm" style:text-autospace="none" style:writing-mode="lr-tb"/>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style="italic" style:text-underline-style="none" style:font-style-asian="italic" style:font-style-complex="italic"/>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Default_20_Paragraph_20_Font" style:display-name="Default Paragraph Font"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fo:font-size="8pt" style:font-name-asian="Courier New" style:font-size-asian="8pt" style:font-name-complex="Courier New" style:font-size-complex="8pt"/>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System P Hardware Discovery and HMC Connection Buildup</dc:title>
    <dc:title>System P Hardware Discovery and HMC Connection Buildup</dc:title>
    <meta:initial-creator>Zhan Xiang</meta:initial-creator>
    <meta:creation-date>2009-08-27T21:41:00</meta:creation-date>
    <dc:date>2009-10-26T22:09:26.76</dc:date>
    <meta:printed-by>croswell</meta:printed-by>
    <meta:print-date>2009-10-20T08:54:47</meta:print-date>
    <dc:language>en-US</dc:language>
    <meta:editing-cycles>12</meta:editing-cycles>
    <meta:editing-duration>P1DT14H14M53S</meta:editing-duration>
    <meta:document-statistic meta:table-count="0" meta:image-count="0" meta:object-count="0" meta:page-count="10" meta:paragraph-count="141" meta:word-count="2729" meta:character-count="16500"/>
    <meta:user-defined meta:name="Info 1"/>
    <meta:user-defined meta:name="Info 2"/>
    <meta:user-defined meta:name="Info 3"/>
    <meta:user-defined meta:name="Info 4"/>
  </office:meta>
</office:document-meta>
</file>